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8c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67cm"/>
    </style:style>
    <style:style style:name="gr9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0000" draw:marker-start="Arrowheads_20_1" draw:marker-start-width="0.3cm" draw:marker-end="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5.715cm" svg:height="5.715cm" svg:x="5.606cm" svg:y="7.966cm">
          <text:p/>
        </draw:circle>
        <draw:circle draw:style-name="gr2" draw:text-style-name="P1" draw:layer="layout" svg:width="5.715cm" svg:height="5.715cm" svg:x="5.606cm" svg:y="7.966cm">
          <text:p text:style-name="P1">Quest Master</text:p>
        </draw:circle>
        <draw:circle draw:style-name="gr2" draw:text-style-name="P1" draw:layer="layout" svg:width="5.715cm" svg:height="5.715cm" svg:x="16.606cm" svg:y="7.966cm">
          <text:p text:style-name="P1">Adventurer</text:p>
        </draw:circle>
        <draw:line draw:style-name="gr3" draw:text-style-name="P1" draw:layer="layout" svg:x1="9.375cm" svg:y1="8.144cm" svg:x2="12.622cm" svg:y2="5.499cm">
          <text:p/>
        </draw:line>
        <draw:frame draw:style-name="gr4" draw:text-style-name="P2" draw:layer="layout" svg:width="5.054cm" svg:height="1.039cm" svg:x="7.789cm" svg:y="6.439cm">
          <draw:text-box>
            <text:p text:style-name="P1"><text:span text:style-name="T1">Skills, Occupations, Items, </text:span><text:span text:style-name="T2">Monsters, Patrons</text:span></text:p>
          </draw:text-box>
        </draw:frame>
        <draw:line draw:style-name="gr5" draw:text-style-name="P1" draw:layer="layout" svg:x1="14.245cm" svg:y1="5.682cm" svg:x2="17.257cm" svg:y2="9.112cm">
          <text:p/>
        </draw:line>
        <draw:frame draw:style-name="gr6" draw:text-style-name="P3" draw:layer="layout" svg:width="2.221cm" svg:height="0.721cm" svg:x="12.609cm" svg:y="8.152cm">
          <draw:text-box>
            <text:p><text:span text:style-name="T3">Dungeon</text:span></text:p>
          </draw:text-box>
        </draw:frame>
        <draw:frame draw:style-name="gr6" draw:text-style-name="P4" draw:layer="layout" svg:width="3.161cm" svg:height="1.191cm" svg:x="12.139cm" svg:y="15.743cm">
          <draw:text-box>
            <text:p text:style-name="P1"><text:span text:style-name="T3">Town, Guilds, </text:span></text:p>
            <text:p text:style-name="P1"><text:span text:style-name="T3">Inn, Store</text:span></text:p>
          </draw:text-box>
        </draw:frame>
        <draw:line draw:style-name="gr7" draw:text-style-name="P1" draw:layer="layout" svg:x1="10.239cm" svg:y1="13.066cm" svg:x2="12.596cm" svg:y2="15.371cm">
          <text:p/>
        </draw:line>
        <draw:line draw:style-name="gr7" draw:text-style-name="P1" draw:layer="layout" svg:x1="14.298cm" svg:y1="15.371cm" svg:x2="17.309cm" svg:y2="12.935cm">
          <text:p/>
        </draw:line>
        <draw:line draw:style-name="gr7" draw:text-style-name="P1" draw:layer="layout" svg:x1="11.312cm" svg:y1="10.912cm" svg:x2="12.988cm" svg:y2="8.929cm">
          <text:p/>
        </draw:line>
        <draw:line draw:style-name="gr3" draw:text-style-name="P1" draw:layer="layout" svg:x1="14.35cm" svg:y1="9.034cm" svg:x2="16.654cm" svg:y2="10.899cm">
          <text:p/>
        </draw:line>
        <draw:frame draw:style-name="gr4" draw:text-style-name="P4" draw:layer="layout" svg:width="3.457cm" svg:height="0.738cm" svg:x="1.213cm" svg:y="6.139cm">
          <draw:text-box>
            <text:p text:style-name="P1"><text:span text:style-name="T3">Author</text:span></text:p>
          </draw:text-box>
        </draw:frame>
        <draw:line draw:style-name="gr7" draw:text-style-name="P1" draw:layer="layout" svg:x1="3.692cm" svg:y1="6.886cm" svg:x2="6.206cm" svg:y2="9.112cm">
          <text:p/>
        </draw:line>
        <draw:frame draw:style-name="gr8" draw:text-style-name="P2" draw:layer="layout" svg:width="4.266cm" svg:height="1.433cm" svg:x="1cm" svg:y="7.855cm">
          <draw:text-box>
            <text:p text:style-name="P1"><text:span text:style-name="T4">new Town and Dungeon components, story line, quests</text:span></text:p>
          </draw:text-box>
        </draw:frame>
        <draw:frame draw:style-name="gr4" draw:text-style-name="P2" draw:layer="layout" svg:width="3.988cm" svg:height="1.039cm" svg:x="8.144cm" svg:y="14.18cm">
          <draw:text-box>
            <text:p text:style-name="P1"><text:span text:style-name="T4">Town building definitions</text:span></text:p>
          </draw:text-box>
        </draw:frame>
        <draw:frame draw:style-name="gr4" draw:text-style-name="P4" draw:layer="layout" svg:width="3.457cm" svg:height="0.738cm" svg:x="11.991cm" svg:y="4.639cm">
          <draw:text-box>
            <text:p text:style-name="P1"><text:span text:style-name="T3">Registries</text:span></text:p>
          </draw:text-box>
        </draw:frame>
        <draw:frame draw:style-name="gr4" draw:text-style-name="P2" draw:layer="layout" svg:width="4.196cm" svg:height="1.039cm" svg:x="14.528cm" svg:y="6.022cm">
          <draw:text-box>
            <text:p text:style-name="P1"><text:span text:style-name="T1">Skills, </text:span></text:p>
            <text:p text:style-name="P1"><text:span text:style-name="T1">Occupations</text:span></text:p>
          </draw:text-box>
        </draw:frame>
        <draw:frame draw:style-name="gr4" draw:text-style-name="P4" draw:layer="layout" svg:width="3.457cm" svg:height="0.738cm" svg:x="23.214cm" svg:y="5.139cm">
          <draw:text-box>
            <text:p text:style-name="P1"><text:span text:style-name="T3">Player</text:span></text:p>
          </draw:text-box>
        </draw:frame>
        <draw:line draw:style-name="gr9" draw:text-style-name="P1" draw:layer="layout" svg:x1="24.3cm" svg:y1="6.154cm" svg:x2="21.499cm" svg:y2="8.825cm">
          <text:p/>
        </draw:line>
        <draw:frame draw:style-name="gr4" draw:text-style-name="P2" draw:layer="layout" svg:width="3.988cm" svg:height="1.433cm" svg:x="16.144cm" svg:y="14.181cm">
          <draw:text-box>
            <text:p text:style-name="P1"><text:span text:style-name="T4">Guild quests, Store Items, Inn patrons, Dungeon rumors</text:span></text:p>
          </draw:text-box>
        </draw:frame>
        <draw:frame draw:style-name="gr4" draw:text-style-name="P2" draw:layer="layout" svg:width="3.988cm" svg:height="1.433cm" svg:x="11.834cm" svg:y="9.906cm">
          <draw:text-box>
            <text:p text:style-name="P1"><text:span text:style-name="T4">Architecture, Rooms, monsters, treasure, puzzles</text:span></text:p>
          </draw:text-box>
        </draw:frame>
        <draw:frame draw:style-name="gr4" draw:text-style-name="P2" draw:layer="layout" svg:width="3.849cm" svg:height="1.039cm" svg:x="19.535cm" svg:y="6.262cm">
          <draw:text-box>
            <text:p text:style-name="P1"><text:span text:style-name="T1">Explore, Negotiate &amp; </text:span></text:p>
            <text:p text:style-name="P1"><text:span text:style-name="T1">Battle commands</text:span></text:p>
          </draw:text-box>
        </draw:frame>
        <draw:frame draw:style-name="gr4" draw:text-style-name="P2" draw:layer="layout" svg:width="3.588cm" svg:height="1.433cm" svg:x="23.167cm" svg:y="7.921cm">
          <draw:text-box>
            <text:p text:style-name="P1"><text:span text:style-name="T1">Treasure &amp; Experience, more powerful Heroes</text:span></text:p>
          </draw:text-box>
        </draw:frame>
        <draw:frame draw:style-name="gr4" draw:text-style-name="P4" draw:layer="layout" svg:width="3.457cm" svg:height="0.738cm" svg:x="23.215cm" svg:y="14.951cm">
          <draw:text-box>
            <text:p text:style-name="P1"><text:span text:style-name="T3">Dormitory</text:span></text:p>
          </draw:text-box>
        </draw:frame>
        <draw:line draw:style-name="gr3" draw:text-style-name="P1" draw:layer="layout" svg:x1="21.734cm" svg:y1="12.517cm" svg:x2="24.615cm" svg:y2="15.031cm">
          <text:p/>
        </draw:line>
        <draw:frame draw:style-name="gr4" draw:text-style-name="P2" draw:layer="layout" svg:width="1.995cm" svg:height="0.738cm" svg:x="22.907cm" svg:y="12.665cm">
          <draw:text-box>
            <text:p text:style-name="P1"><text:span text:style-name="T1">Heroes</text:span></text:p>
          </draw:text-box>
        </draw:frame>
        <draw:line draw:style-name="gr10" draw:text-style-name="P1" draw:layer="layout" svg:x1="24.746cm" svg:y1="6.6cm" svg:x2="21.945cm" svg:y2="9.271cm">
          <text:p/>
        </draw:line>
        <draw:frame draw:style-name="gr11" draw:layer="layout" svg:width="9.531cm" svg:height="2.072cm" svg:x="13.905cm" svg:y="1.414cm">
          <draw:text-box>
            <text:p>Chronos Gaming Framework:</text:p>
            <text:p text:style-name="P1"><text:span text:style-name="T5">QuestMaster Authoring Tool and Adventurer player g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2-05-26T18:54:30</meta:creation-date>
    <dc:date>2012-06-05T14:50:42</dc:date>
    <dc:creator>ABC </dc:creator>
    <meta:editing-duration>PT33M50S</meta:editing-duration>
    <meta:editing-cycles>7</meta:editing-cycles>
    <meta:generator>OpenOffice.org/3.4$Unix OpenOffice.org_project/340m1$Build-9590</meta:generator>
    <meta:printed-by>ABC </meta:printed-by>
    <meta:print-date>2012-06-05T14:50:14</meta:print-date>
    <meta:document-statistic meta:object-count="29"/>
  </office:meta>
</office:document-meta>
</file>